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ft and right line spools, rotating individually around a shared, fixed an axle. One coupled to the outer-ring of a planetary gear, the other coupled to the planet-ring, with a relative gear ratio such that when the sun gear is fixed, this coupling requires the left and right spools to rotate at the same rate. <text:s/>In the exhibit embodiment, this coupling is via chain-wheels and chains. <text:s/>Rotation of the sun gear affects an adjustment of the relative angular position of the left and right kite line spools.<text:line-break/><text:line-break/>One or both of these spools is coupled to a third spool. <text:s/>This coupling is either fixed, or via a free-wheel mechanism such that the third spool can not effect a positive torque on the kite spools (in other words, push the kite line out). <text:s/>If both kite line spools are connected to the third spool, the couplings need to be via free-wheel in order to allow adjustment of the relative angular position of the left and right spools.<text:line-break/><text:line-break/>The entire steering subsection is anchored into the ground in such a way that it is free to pivot about an axis perpendicular to the ground, changing angle A as pictured in diagram 1.<text:line-break/><text:line-break/>A transmission line runs from the center spool in the steering subsystem, along the axis of the steering subsystem's rotation, to a spool in the Drive/Recoil subsystem (D/R) . <text:s/>The force interaction between the D/R and the kite lines is tensile along this transmission line.</text:p>
      <text:p text:style-name="Standard"/>
      <text:p text:style-name="Standard">The transmission line spool in the D/R subsystem is coupled to the D/R sun gear in the planetary gear in the D/R subsystem. <text:s/>As in the exhibit embodiment, this may be via a chain-wheel cog hub, or another mechanism that allows changing the gear ratio of this coupling.</text:p>
      <text:p text:style-name="Standard"/>
      <text:p text:style-name="Standard">The outer ring of the D/R planetary gear is coupled to a flywheel. <text:s/>In the exhibit embodiment, this is via chain and chain-wheel.</text:p>
      <text:p text:style-name="Standard"/>
      <text:p text:style-name="Standard">The planet ring of the D/R planetary gear is coupled to a component that produces a drag, for example a generator. <text:s/>Both of these are also coupled to the sun gear/chain-wheel cog hub. <text:s/>This coupling is via freewheel, so that it can rotate clockwise (as pictured) at a rate greater than the cog hub.</text:p>
      <text:p text:style-name="Standard"/>
      <text:p text:style-name="Standard">The ratio of the coupling between the sun gear and the planet ring effected when the freewheel is engaged can be 1 to 1, or N to 1 where N is any number between 1/10 and 10.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emy </meta:initial-creator>
    <meta:creation-date>2010-02-27T13:11:27</meta:creation-date>
    <meta:document-statistic meta:table-count="0" meta:image-count="0" meta:object-count="0" meta:page-count="1" meta:paragraph-count="5" meta:word-count="407" meta:character-count="2271"/>
    <dc:date>2010-02-28T08:41:35</dc:date>
    <dc:creator>jeremy </dc:creator>
    <meta:editing-duration>PT19H14M18S</meta:editing-duration>
    <meta:editing-cycles>1</meta:editing-cycles>
    <meta:generator>OpenOffice.org/3.1$Linux OpenOffice.org_project/310m19$Build-9420</meta:generator>
  </office:meta>
</office:document-meta>
</file>